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1807fd"/>
    </style:style>
    <style:style style:name="P46" style:family="paragraph" style:parent-style-name="normal1">
      <style:text-properties officeooo:rsid="000d9612" officeooo:paragraph-rsid="001807fd"/>
    </style:style>
    <style:style style:name="P47" style:family="paragraph" style:parent-style-name="normal1">
      <style:text-properties officeooo:rsid="000d9612" officeooo:paragraph-rsid="000d9612"/>
    </style:style>
    <style:style style:name="P48" style:family="paragraph" style:parent-style-name="normal1">
      <style:text-properties officeooo:rsid="000ed5a8" officeooo:paragraph-rsid="001ab8d5"/>
    </style:style>
    <style:style style:name="P49" style:family="paragraph" style:parent-style-name="normal1">
      <style:text-properties officeooo:rsid="000ed5a8" officeooo:paragraph-rsid="0018fa4b"/>
    </style:style>
    <style:style style:name="P50" style:family="paragraph" style:parent-style-name="normal1">
      <style:text-properties officeooo:rsid="000ed5a8" officeooo:paragraph-rsid="000ed5a8"/>
    </style:style>
    <style:style style:name="P51" style:family="paragraph" style:parent-style-name="normal1">
      <style:text-properties officeooo:rsid="001152ac" officeooo:paragraph-rsid="001152ac"/>
    </style:style>
    <style:style style:name="P52" style:family="paragraph" style:parent-style-name="normal1">
      <style:text-properties officeooo:rsid="00053077" officeooo:paragraph-rsid="00053077"/>
    </style:style>
    <style:style style:name="P53" style:family="paragraph" style:parent-style-name="normal1">
      <style:text-properties officeooo:rsid="001f0018" officeooo:paragraph-rsid="001f0018"/>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officeooo:rsid="001807fd" style:font-size-asian="9pt" style:font-size-complex="9pt"/>
    </style:style>
    <style:style style:name="T34" style:family="text">
      <style:text-properties fo:font-size="9pt" officeooo:rsid="00198500" style:font-size-asian="9pt" style:font-size-complex="9pt"/>
    </style:style>
    <style:style style:name="T35" style:family="text">
      <style:text-properties fo:font-size="9pt" officeooo:rsid="001b84e5" style:font-size-asian="9pt" style:font-size-complex="9pt"/>
    </style:style>
    <style:style style:name="T36" style:family="text">
      <style:text-properties fo:font-size="9pt" officeooo:rsid="001c413a" style:font-size-asian="9pt" style:font-size-complex="9pt"/>
    </style:style>
    <style:style style:name="T37" style:family="text">
      <style:text-properties fo:font-size="9pt" officeooo:rsid="001d4961" style:font-size-asian="9pt" style:font-size-complex="9pt"/>
    </style:style>
    <style:style style:name="T38" style:family="text">
      <style:text-properties fo:font-size="9pt" fo:language="en" fo:country="US" style:font-size-asian="9pt" style:font-size-complex="9pt"/>
    </style:style>
    <style:style style:name="T39" style:family="text">
      <style:text-properties fo:font-size="9pt" fo:language="en" fo:country="US" officeooo:rsid="000a49a1" style:font-size-asian="9pt" style:font-size-complex="9pt"/>
    </style:style>
    <style:style style:name="T40" style:family="text">
      <style:text-properties fo:font-size="9pt" fo:font-weight="bold" style:font-size-asian="9pt" style:font-weight-asian="bold" style:font-size-complex="9pt"/>
    </style:style>
    <style:style style:name="T41" style:family="text">
      <style:text-properties fo:font-size="9pt" fo:font-weight="bold" officeooo:rsid="0003068b" style:font-size-asian="9pt" style:font-weight-asian="bold" style:font-size-complex="9pt"/>
    </style:style>
    <style:style style:name="T42" style:family="text">
      <style:text-properties fo:font-size="9pt" fo:font-weight="bold" officeooo:rsid="00053077" style:font-size-asian="9pt" style:font-weight-asian="bold" style:font-size-complex="9pt"/>
    </style:style>
    <style:style style:name="T43" style:family="text">
      <style:text-properties fo:font-size="9pt" fo:font-weight="bold" style:font-size-asian="9pt" style:font-weight-asian="bold" style:font-size-complex="9pt" style:font-weight-complex="bold"/>
    </style:style>
    <style:style style:name="T44"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44"/>
      <text:p text:style-name="P38" loext:marker-style-name="T44"/>
      <text:p text:style-name="P38" loext:marker-style-name="T44"/>
      <text:p text:style-name="P34" loext:marker-style-name="T28"/>
      <text:p text:style-name="P34" loext:marker-style-name="T28"/>
      <text:p text:style-name="P34" loext:marker-style-name="T28"/>
      <text:p text:style-name="P34" loext:marker-style-name="T28"/>
      <text:p text:style-name="P1" loext:marker-style-name="T28"><text:soft-page-break/><text:span text:style-name="T44">Encounters:</text:span><text:span text:style-name="T28"><text:line-break/></text:span><text:span text:style-name="T38">day 0</text:span><text:span text:style-name="T28">: </text:span><text:span text:style-name="T30">25hp</text:span></text:p>
      <text:p text:style-name="P1" loext:marker-style-name="T28"><text:span text:style-name="T40">Lowly Dvorniashka</text:span><text:span text:style-name="T28">: deck until 10 <text:s/>of all suits </text:span><text:span text:style-name="T32">IMPLEMENTED</text:span></text:p>
      <text:p text:style-name="P39" loext:marker-style-name="T28"><text:span text:style-name="T40">Lowly Red Dvorniashka</text:span><text:span text:style-name="T28">: deck until 10 <text:s/>of red suits </text:span><text:span text:style-name="T32">IMPLEMENTED</text:span></text:p>
      <text:p text:style-name="P39" loext:marker-style-name="T28"><text:span text:style-name="T40">Lowly Black Dvorniashka</text:span><text:span text:style-name="T28">: deck until 10 <text:s/>of black suits </text:span><text:span text:style-name="T32">IMPLEMENTED</text:span></text:p>
      <text:p text:style-name="P39" loext:marker-style-name="T28"><text:span text:style-name="T40">Lowly Hot Dvorniashka</text:span><text:span text:style-name="T28">: deck until 9 <text:s/>of all suits and even have burn 1 </text:span><text:span text:style-name="T32">IMPLEMENTED</text:span></text:p>
      <text:p text:style-name="P39" loext:marker-style-name="T28"><text:span text:style-name="T40">Lowly Spiky Dvorniashka</text:span><text:span text:style-name="T28">: deck until 9 <text:s/>of all suits and odd have spiky 1 </text:span><text:span text:style-name="T32">IMPLEMENTED</text:span></text:p>
      <text:p text:style-name="P39" loext:marker-style-name="T28"><text:span text:style-name="T40">Lowly Agile Dvorniashka</text:span><text:span text:style-name="T28">: deck until 9 <text:s/>of all suits and 5 random cards have parry </text:span><text:span text:style-name="T32">IMPLEMENTED</text:span></text:p>
      <text:p text:style-name="P39" loext:marker-style-name="T28"><text:span text:style-name="T40">Lowly Bouncy Dvorniashka</text:span><text:span text:style-name="T28">: deck until 9 <text:s/>of all suits and 5 random cards have bounce </text:span><text:span text:style-name="T32">IMPLEMENTED</text:span></text:p>
      <text:p text:style-name="P39" loext:marker-style-name="T28"><text:span text:style-name="T40">Lowly </text:span><text:span text:style-name="T41">Restoring</text:span><text:span text:style-name="T40">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8"><text:span text:style-name="T38">day 1: </text:span><text:span text:style-name="T39">40hp</text:span></text:p>
      <text:p text:style-name="P40" loext:marker-style-name="T28"><text:span text:style-name="T40">Dvorniashka</text:span><text:span text:style-name="T28">: deck until</text:span><text:span text:style-name="T38"> J <text:s/></text:span><text:span text:style-name="T28">of all suits </text:span><text:span text:style-name="T32">IMPLEMENTED</text:span></text:p>
      <text:p text:style-name="P39" loext:marker-style-name="T28"><text:span text:style-name="T40">Red Dvorniashka</text:span><text:span text:style-name="T28">: deck until </text:span><text:span text:style-name="T38">J</text:span><text:span text:style-name="T28"> <text:s/>of red suits </text:span><text:span text:style-name="T32">IMPLEMENTED</text:span></text:p>
      <text:p text:style-name="P39" loext:marker-style-name="T28"><text:span text:style-name="T40">Black Dvorniashka</text:span><text:span text:style-name="T28">: deck until </text:span><text:span text:style-name="T38">J</text:span><text:span text:style-name="T28"> <text:s/>of blacksuits </text:span><text:span text:style-name="T32">IMPLEMENTED</text:span></text:p>
      <text:p text:style-name="P39" loext:marker-style-name="T28"><text:span text:style-name="T40">Hot Dvorniashka</text:span><text:span text:style-name="T28">: deck until</text:span><text:span text:style-name="T38"> 10 <text:s/></text:span><text:span text:style-name="T28">of all suits and even have burn 1 </text:span><text:span text:style-name="T32">IMPLEMENTED</text:span></text:p>
      <text:p text:style-name="P39" loext:marker-style-name="T28"><text:span text:style-name="T40">Spiky Dvorniashka</text:span><text:span text:style-name="T28">: deck until</text:span><text:span text:style-name="T38"> 10 </text:span><text:span text:style-name="T28">of all suits and odd have spiky 1 </text:span><text:span text:style-name="T32">IMPLEMENTED</text:span></text:p>
      <text:p text:style-name="P39" loext:marker-style-name="T28"><text:span text:style-name="T40">Agile Dvorniashka</text:span><text:span text:style-name="T28">: deck until</text:span><text:span text:style-name="T38"> 10 </text:span><text:span text:style-name="T28">of all suits and </text:span><text:span text:style-name="T38">10 </text:span><text:span text:style-name="T28">random cards have parry </text:span><text:span text:style-name="T32">IMPLEMENTED</text:span></text:p>
      <text:p text:style-name="P39" loext:marker-style-name="T28"><text:span text:style-name="T40">Bouncy Dvorniashka</text:span><text:span text:style-name="T28">: deck until</text:span><text:span text:style-name="T38"> 10 <text:s/></text:span><text:span text:style-name="T28">of all suits and</text:span><text:span text:style-name="T38"> 10 </text:span><text:span text:style-name="T28">random cards have bounce </text:span><text:span text:style-name="T32">IMPLEMENTED</text:span></text:p>
      <text:p text:style-name="P39" loext:marker-style-name="T28"><text:span text:style-name="T42">Restoring</text:span><text:span text:style-name="T40"> Dvorniashka</text:span><text:span text:style-name="T28">: deck until</text:span><text:span text:style-name="T38"> 10 <text:s/></text:span><text:span text:style-name="T28">of all suits and</text:span><text:span text:style-name="T38">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43">Obese Dvorniashka</text:span><text:span text:style-name="T28">: </text:span><text:span text:style-name="T31">Full Deck </text:span><text:span text:style-name="T28">All cards have restoring <text:s text:c="2"/></text:span><text:span text:style-name="T33">IMPLEMENTED</text:span></text:p>
      <text:p text:style-name="P45" loext:marker-style-name="T28"><text:span text:style-name="T43">Swift Dvorniashka</text:span><text:span text:style-name="T28"> : Full Deck All Cards have parry <text:s/></text:span><text:span text:style-name="T33">IMPLEMENTED </text:span></text:p>
      <text:p text:style-name="P46" loext:marker-style-name="T28"><text:span text:style-name="T43">Bouncer Dvorniashka:</text:span><text:span text:style-name="T28"> Full Deck All Cards have bounce and burn 2 </text:span><text:span text:style-name="T33">IMPLEMENTED</text:span></text:p>
      <text:p text:style-name="P48" loext:marker-style-name="T28"><text:span text:style-name="T43">Bear?</text:span><text:span text:style-name="T28">: full deck, has balalaika item passive (every third instance of damage is tripled). All cards have burn 1 </text:span><text:span text:style-name="T33">IMPLEMENTED</text:span></text:p>
      <text:p text:style-name="P49" loext:marker-style-name="T28"><text:span text:style-name="T43">Siberian Bear Hunter</text:span><text:span text:style-name="T28">: Only spades <text:s/>all cards have spiky 10. </text:span><text:span text:style-name="T33">IMPLEMENTED</text:span></text:p>
      <text:p text:style-name="P50" loext:marker-style-name="T28"><text:span text:style-name="T28"/></text:p>
      <text:p text:style-name="P51" loext:marker-style-name="T28"><text:span text:style-name="T28">TODO:</text:span></text:p>
      <text:p text:style-name="P51" loext:marker-style-name="T28"><text:span text:style-name="T28">active items </text:span></text:p>
      <text:p text:style-name="P53" loext:marker-style-name="T28"><text:span text:style-name="T35">r</text:span><text:span text:style-name="T28">ework visual aspect of modifiers on cards</text:span></text:p>
      <text:p text:style-name="P53" loext:marker-style-name="T28"><text:span text:style-name="T28">fix how turn end works with no cards played</text:span></text:p>
      <text:p text:style-name="P53" loext:marker-style-name="T28"><text:span text:style-name="T28">add tooltip for enounter and encounter profiles</text:span></text:p>
      <text:p text:style-name="P53" loext:marker-style-name="T28"><text:span text:style-name="T28"/></text:p>
      <text:p text:style-name="P47" loext:marker-style-name="T28"><text:span text:style-name="T28"/></text:p>
      <text:p text:style-name="P47" loext:marker-style-name="T28"><text:span text:style-name="T28"/></text:p>
      <text:p text:style-name="normal1" loext:marker-style-name="T28"><text:span text:style-name="T28"/></text:p>
      <text:p text:style-name="P52" loext:marker-style-name="T28"><text:span text:style-name="T28"/></text:p>
      <text:p text:style-name="P37" loext:marker-style-name="T38"/>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6-01-21T10:31:10.896324994</dc:date>
    <meta:editing-cycles>87</meta:editing-cycles>
    <meta:editing-duration>PT4H33M27S</meta:editing-duration>
    <meta:generator>LibreOffice/24.2.7.2$Linux_X86_64 LibreOffice_project/420$Build-2</meta:generator>
    <meta:document-statistic meta:table-count="0" meta:image-count="0" meta:object-count="0" meta:page-count="6" meta:paragraph-count="176" meta:word-count="2052" meta:character-count="11868" meta:non-whitespace-character-count="9958"/>
    <meta:user-defined meta:name="AppVersion">15.0000</meta:user-defined>
  </office:meta>
</office:document-meta>
</file>